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5-04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5-01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4-10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4-02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3-01-1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2-10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2-01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1-10-2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1-04-1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1-01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0-10-20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20-01-0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9-10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9-04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9-01-2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8-01-1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7-01-09 22:38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6-01-05 15:19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5-01-15 21:12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4-01-15 21:51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3-01-15 20:3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2-01-04 22:2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1-01-05 21:3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10-01-05 15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9-01-08 18:5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8-01-03 19:4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7-01-08 17:19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6-01-05 16:49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5-01-03 16:57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4-01-05 16:44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3-01-06 19:52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2-01-22 23:05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1-01-04 22:5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2000-01-09 18:06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9-01-08 18:50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8-01-09 19:18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7-01-10 15:31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8098550101</text:p>
          </table:table-cell>
          <table:table-cell office:value-type="string" calcext:value-type="string">
            <text:p>23S 15W 12DDB 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